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8pt" style:font-size-asian="28pt" style:font-size-complex="28pt" fo:language="en" fo:country="US"/>
    </style:style>
    <style:style style:name="T2" style:parent-style-name="Hyperlink" style:family="text">
      <style:text-properties fo:font-size="24pt" style:font-size-asian="24pt" style:font-size-complex="24pt" fo:language="en" fo:country="US"/>
    </style:style>
    <style:style style:name="T3" style:parent-style-name="DefaultParagraphFont" style:family="text">
      <style:text-properties fo:font-size="24pt" style:font-size-asian="24pt" style:font-size-complex="24pt" fo:language="en" fo:country="US"/>
    </style:style>
    <style:style style:name="P4" style:parent-style-name="Normal" style:family="paragraph">
      <style:text-properties fo:language="en" fo:country="US"/>
    </style:style>
  </office:automatic-styles>
  <office:body>
    <office:text text:use-soft-page-breaks="true">
      <text:p text:style-name="P1">The<text:s/>latest<text:s/>source code which comes with the robot kit can be found at:</text:p>
      <text:p text:style-name="Normal"><text:a xlink:href="https://github.com/emakefun/hummer-bot" office:target-frame-name="_top" xlink:show="replace"><text:span text:style-name="T2">https://github.com/emakefun/hummer-bot</text:span></text:a><text:span text:style-name="T3"><text:s/></text:span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Chivarov</meta:initial-creator>
    <dc:creator>Stefan Chivarov</dc:creator>
    <meta:creation-date>2021-05-05T03:30:00Z</meta:creation-date>
    <dc:date>2021-05-05T03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24" meta:character-count="166" meta:row-count="1" meta:non-whitespace-character-count="143"/>
  </office:meta>
</office:document-meta>
</file>